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15cm" fo:min-width="21.3cm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0.56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8cm" svg:height="5.4cm" svg:x="3.19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0.5cm" svg:y1="2cm" svg:x2="3.1cm" svg:y2="2cm">
          <text:p/>
        </draw:line>
        <draw:line draw:style-name="gr3" draw:text-style-name="P2" draw:layer="layout" svg:x1="0.5cm" svg:y1="3.5cm" svg:x2="3.1cm" svg:y2="3.5cm">
          <text:p/>
        </draw:line>
        <draw:line draw:style-name="gr3" draw:text-style-name="P2" draw:layer="layout" svg:x1="0.5cm" svg:y1="4.9cm" svg:x2="3.1cm" svg:y2="4.9cm">
          <text:p/>
        </draw:line>
        <draw:line draw:style-name="gr3" draw:text-style-name="P2" draw:layer="layout" svg:x1="0.5cm" svg:y1="6.2cm" svg:x2="3.1cm" svg:y2="6.2cm">
          <text:p/>
        </draw:line>
        <draw:measure draw:style-name="gr4" draw:text-style-name="P4" draw:layer="measurelines" svg:x1="3.2cm" svg:y1="1.5cm" svg:x2="25cm" svg:y2="1.5cm">
          <text:p text:style-name="P3"><text:span text:style-name="T1">L</text:span></text:p>
        </draw:measure>
        <draw:measure draw:style-name="gr4" draw:text-style-name="P1" draw:layer="measurelines" svg:x1="8.8cm" svg:y1="4.4cm" svg:x2="10.6cm" svg:y2="3.6cm">
          <text:p text:style-name="P5">D</text:p>
        </draw:measure>
        <draw:line draw:style-name="gr3" draw:text-style-name="P2" draw:layer="layout" svg:x1="25.1cm" svg:y1="2cm" svg:x2="27.7cm" svg:y2="2cm">
          <text:p/>
        </draw:line>
        <draw:line draw:style-name="gr3" draw:text-style-name="P2" draw:layer="layout" svg:x1="25.1cm" svg:y1="3.5cm" svg:x2="27.7cm" svg:y2="3.5cm">
          <text:p/>
        </draw:line>
        <draw:line draw:style-name="gr3" draw:text-style-name="P2" draw:layer="layout" svg:x1="25.1cm" svg:y1="4.9cm" svg:x2="27.7cm" svg:y2="4.9cm">
          <text:p/>
        </draw:line>
        <draw:line draw:style-name="gr3" draw:text-style-name="P2" draw:layer="layout" svg:x1="25.1cm" svg:y1="6.2cm" svg:x2="27.7cm" svg:y2="6.2cm">
          <text:p/>
        </draw:line>
        <draw:measure draw:style-name="gr4" draw:text-style-name="P1" draw:layer="measurelines" svg:x1="25.148cm" svg:y1="6.909cm" svg:x2="25.152cm" svg:y2="1.512cm">
          <text:p text:style-name="P5">H</text:p>
        </draw:measure>
        <draw:custom-shape draw:style-name="gr1" draw:text-style-name="P1" draw:layer="layout" svg:width="21.8cm" svg:height="5.4cm" svg:x="3.191cm" svg:y="8.7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5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0.5cm" svg:y1="9.267cm" svg:x2="3.1cm" svg:y2="9.267cm">
          <text:p/>
        </draw:line>
        <draw:line draw:style-name="gr3" draw:text-style-name="P2" draw:layer="layout" svg:x1="0.5cm" svg:y1="10.767cm" svg:x2="3.1cm" svg:y2="10.767cm">
          <text:p/>
        </draw:line>
        <draw:line draw:style-name="gr3" draw:text-style-name="P2" draw:layer="layout" svg:x1="0.5cm" svg:y1="12.167cm" svg:x2="3.1cm" svg:y2="12.167cm">
          <text:p/>
        </draw:line>
        <draw:line draw:style-name="gr3" draw:text-style-name="P2" draw:layer="layout" svg:x1="0.5cm" svg:y1="13.467cm" svg:x2="3.1cm" svg:y2="13.467cm">
          <text:p/>
        </draw:line>
        <draw:measure draw:style-name="gr4" draw:text-style-name="P1" draw:layer="layout" svg:x1="7.406cm" svg:y1="11.691cm" svg:x2="9.206cm" svg:y2="10.891cm">
          <text:p text:style-name="P5">D</text:p>
        </draw:measure>
        <draw:line draw:style-name="gr3" draw:text-style-name="P2" draw:layer="layout" svg:x1="25.1cm" svg:y1="9.267cm" svg:x2="27.7cm" svg:y2="9.267cm">
          <text:p/>
        </draw:line>
        <draw:line draw:style-name="gr3" draw:text-style-name="P2" draw:layer="layout" svg:x1="25.1cm" svg:y1="10.767cm" svg:x2="27.7cm" svg:y2="10.767cm">
          <text:p/>
        </draw:line>
        <draw:line draw:style-name="gr3" draw:text-style-name="P2" draw:layer="layout" svg:x1="25.1cm" svg:y1="12.167cm" svg:x2="27.7cm" svg:y2="12.167cm">
          <text:p/>
        </draw:line>
        <draw:line draw:style-name="gr3" draw:text-style-name="P2" draw:layer="layout" svg:x1="25.1cm" svg:y1="13.467cm" svg:x2="27.7cm" svg:y2="13.467cm">
          <text:p/>
        </draw:line>
        <draw:custom-shape draw:style-name="gr2" draw:text-style-name="P1" draw:layer="layout" svg:width="1.8cm" svg:height="1.8cm" svg:x="5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7.5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9.502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9.603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1.604cm" svg:y="10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3.405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3.506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5.307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7.108cm" svg:y="9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7.1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8.91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8.911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20.811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20.812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4" draw:text-style-name="P1" draw:layer="measurelines" svg:x1="9.301cm" svg:y1="12.4cm" svg:x2="11.604cm" svg:y2="12.4cm">
          <text:p text:style-name="P5">L2</text:p>
        </draw:measure>
        <draw:measure draw:style-name="gr4" draw:text-style-name="P1" draw:layer="measurelines" svg:x1="15cm" svg:y1="12.4cm" svg:x2="15.6cm" svg:y2="12cm">
          <text:p text:style-name="P5">L1</text:p>
        </draw:measure>
        <draw:frame draw:style-name="gr5" draw:text-style-name="P6" draw:layer="layout" svg:width="4.13cm" svg:height="1.825cm" svg:x="23.97cm" svg:y="6.8cm">
          <draw:text-box>
            <text:p>Ethylene (<text:span text:style-name="T1">m</text:span>)</text:p>
            <text:p>T<text:span text:style-name="T2">ethy,out</text:span></text:p>
          </draw:text-box>
        </draw:frame>
        <draw:frame draw:style-name="gr5" draw:text-style-name="P6" draw:layer="layout" svg:width="4.13cm" svg:height="1.825cm" svg:x="0.034cm" svg:y="6.801cm">
          <draw:text-box>
            <text:p>Ethylene (<text:span text:style-name="T1">m</text:span>)</text:p>
            <text:p>T<text:span text:style-name="T2">ethy,in</text:span></text:p>
          </draw:text-box>
        </draw:frame>
        <draw:frame draw:style-name="gr5" draw:text-style-name="P6" draw:layer="layout" svg:width="1.399cm" svg:height="1.114cm" svg:x="9.201cm" svg:y="3.886cm">
          <draw:text-box>
            <text:p>T<text:span text:style-name="T2">hot</text:span></text:p>
          </draw:text-box>
        </draw:frame>
        <draw:frame draw:style-name="gr5" draw:text-style-name="P6" draw:layer="layout" svg:width="1.399cm" svg:height="1.114cm" svg:x="9.702cm" svg:y="9.286cm">
          <draw:text-box>
            <text:p>T<text:span text:style-name="T2">hot</text:span></text:p>
          </draw:text-box>
        </draw:frame>
        <draw:measure draw:style-name="gr4" draw:text-style-name="P1" draw:layer="measurelines" svg:x1="9.8cm" svg:y1="5.108cm" svg:x2="3.191cm" svg:y2="5.091cm">
          <text:p text:style-name="P5">L1<text:measure text:kind="gap"/></text:p>
        </draw:measure>
        <draw:measure draw:style-name="gr4" draw:text-style-name="P1" draw:layer="measurelines" svg:x1="10.9cm" svg:y1="1.5cm" svg:x2="10.9cm" svg:y2="4.6cm">
          <text:p text:style-name="P5">L2</text:p>
        </draw:measure>
        <draw:measure draw:style-name="gr4" draw:text-style-name="P1" draw:layer="measurelines" svg:x1="3.191cm" svg:y1="13.1cm" svg:x2="5.2cm" svg:y2="13.1cm">
          <text:p text:style-name="P5">L3<text:measure text:kind="gap"/></text:p>
        </draw:measure>
        <draw:custom-shape draw:style-name="gr1" draw:text-style-name="P1" draw:layer="layout" svg:width="21.8cm" svg:height="5.4cm" svg:x="3.091cm" svg:y="15.09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4cm" svg:y1="15.591cm" svg:x2="3cm" svg:y2="15.591cm">
          <text:p/>
        </draw:line>
        <draw:line draw:style-name="gr3" draw:text-style-name="P2" draw:layer="layout" svg:x1="0.4cm" svg:y1="17.091cm" svg:x2="3cm" svg:y2="17.091cm">
          <text:p/>
        </draw:line>
        <draw:line draw:style-name="gr3" draw:text-style-name="P2" draw:layer="layout" svg:x1="0.4cm" svg:y1="18.491cm" svg:x2="3cm" svg:y2="18.491cm">
          <text:p/>
        </draw:line>
        <draw:line draw:style-name="gr3" draw:text-style-name="P2" draw:layer="layout" svg:x1="0.4cm" svg:y1="19.791cm" svg:x2="3cm" svg:y2="19.791cm">
          <text:p/>
        </draw:line>
        <draw:line draw:style-name="gr3" draw:text-style-name="P2" draw:layer="layout" svg:x1="25cm" svg:y1="15.591cm" svg:x2="27.6cm" svg:y2="15.591cm">
          <text:p/>
        </draw:line>
        <draw:line draw:style-name="gr3" draw:text-style-name="P2" draw:layer="layout" svg:x1="25cm" svg:y1="17.091cm" svg:x2="27.6cm" svg:y2="17.091cm">
          <text:p/>
        </draw:line>
        <draw:line draw:style-name="gr3" draw:text-style-name="P2" draw:layer="layout" svg:x1="25cm" svg:y1="18.491cm" svg:x2="27.6cm" svg:y2="18.491cm">
          <text:p/>
        </draw:line>
        <draw:line draw:style-name="gr3" draw:text-style-name="P2" draw:layer="layout" svg:x1="25cm" svg:y1="19.791cm" svg:x2="27.6cm" svg:y2="19.791cm">
          <text:p/>
        </draw:line>
        <draw:custom-shape draw:style-name="gr6" draw:text-style-name="P1" draw:layer="layout" svg:width="1.499cm" svg:height="1.5cm" svg:x="5.101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5.101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5.101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7.601cm" svg:y="1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7.601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7.60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9.901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9.901cm" svg:y="1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9.901cm" svg:y="1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2.401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2.401cm" svg:y="1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2.401cm" svg:y="1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4.601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4.601cm" svg:y="1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4.601cm" svg:y="18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7.001cm" svg:y="1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7.001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7.001cm" svg:y="18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9.101cm" svg:y="1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9.101cm" svg:y="1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9.101cm" svg:y="1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21.401cm" svg:y="15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21.401cm" svg:y="17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21.401cm" svg:y="18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399cm" svg:height="1.114cm" svg:x="7.6cm" svg:y="15.467cm">
          <draw:text-box>
            <text:p>T<text:span text:style-name="T2">ho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1:10:22.126774089</meta:creation-date>
    <dc:date>2017-10-16T14:25:30.570915155</dc:date>
    <meta:editing-duration>PT2H23M3S</meta:editing-duration>
    <meta:editing-cycles>2</meta:editing-cycles>
    <meta:generator>LibreOffice/5.1.6.2$Linux_X86_64 LibreOffice_project/10m0$Build-2</meta:generator>
    <meta:document-statistic meta:object-count="104"/>
  </office:meta>
</office:document-meta>
</file>